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100000122AF67D859E46F908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Warm-up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15.571cm" svg:height="7.826cm" svg:x="0.704cm" svg:y="1.187cm">
          <draw:image xlink:href="Pictures/100000000000024100000122AF67D859E46F908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19:54:37.630801960</meta:creation-date>
    <dc:date>2025-03-04T19:55:16.586087751</dc:date>
    <meta:editing-duration>PT39S</meta:editing-duration>
    <meta:editing-cycles>1</meta:editing-cycles>
    <meta:document-statistic meta:object-count="29"/>
    <meta:generator>LibreOffice/6.4.7.2$Linux_X86_64 LibreOffice_project/40$Build-2</meta:generator>
  </office:meta>
</office:document-meta>
</file>